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AE0EE6B9C49CFE4D.png" manifest:media-type="image/png"/>
  <manifest:file-entry manifest:full-path="Pictures/10000001000002700000010EDB096E6966869E81.png" manifest:media-type="image/png"/>
  <manifest:file-entry manifest:full-path="Pictures/10000001000002700000010ED025BE6798AE5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c65" officeooo:paragraph-rsid="001f8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s<text:line-break/></text:p>
      <text:p text:style-name="P1"><draw:frame draw:style-name="fr1" draw:name="Image1" text:anchor-type="char" svg:x="0.0965in" svg:y="0.0189in" svg:width="6.5in" svg:height="2.8126in" draw:z-index="0"><draw:image xlink:href="Pictures/10000001000002700000010ED025BE6798AE504B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width="6.5in" svg:height="2.8126in" draw:z-index="1"><draw:image xlink:href="Pictures/10000001000002700000010EDB096E6966869E81.png" xlink:type="simple" xlink:show="embed" xlink:actuate="onLoad" draw:mime-type="image/png"/></draw:frame><draw:frame draw:style-name="fr1" draw:name="Image3" text:anchor-type="char" svg:x="0.4898in" svg:y="3.0591in" svg:width="5in" svg:height="2.8126in" draw:z-index="2"><draw:image xlink:href="Pictures/10000001000001E00000010EAE0EE6B9C49CFE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1:25:19.904804479</meta:creation-date>
    <dc:date>2024-03-06T21:27:07.428218805</dc:date>
    <meta:editing-duration>PT1M49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1" meta:word-count="1" meta:character-count="9" meta:non-whitespace-character-count="8"/>
  </office:meta>
</office:document-meta>
</file>